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pitch angl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0974*SIN([.A2]*2*PI()/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0.0974*SIN([.A3]*2*PI()/4)" office:value-type="float" office:value="0.0152367168949185" calcext:value-type="float">
            <text:p>0.0152367168949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0.0974*SIN([.A4]*2*PI()/4)" office:value-type="float" office:value="0.0300982552521199" calcext:value-type="float">
            <text:p>0.03009825525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4/6" office:value-type="float" office:value="0.666666666666667" calcext:value-type="float">
            <text:p>0.666666666666667</text:p>
          </table:table-cell>
          <table:table-cell table:formula="of:=1-[.E4]/2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974*SIN([.A5]*2*PI()/4)" office:value-type="float" office:value="0.0442186746746319" calcext:value-type="float">
            <text:p>0.044218674674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+[.E4]/2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0974*SIN([.A6]*2*PI()/4)" office:value-type="float" office:value="0.0572502835732869" calcext:value-type="float">
            <text:p>0.057250283573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0.0974*SIN([.A7]*2*PI()/4)" office:value-type="float" office:value="0.0688722004875697" calcext:value-type="float">
            <text:p>0.068872200487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0.0974*SIN([.A8]*2*PI()/4)" office:value-type="float" office:value="0.0787982552521199" calcext:value-type="float">
            <text:p>0.07879825525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0974*SIN([.A9]*2*PI()/4)" office:value-type="float" office:value="0.086784035455947" calcext:value-type="float">
            <text:p>0.086784035455947</text:p>
          </table:table-cell>
          <table:table-cell table:formula="of:=-100*([.A9]-[.$F$4])/([.$F$5]-[.$F$4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0974*SIN([.A10]*2*PI()/4)" office:value-type="float" office:value="0.0926329046871479" calcext:value-type="float">
            <text:p>0.092632904687148</text:p>
          </table:table-cell>
          <table:table-cell table:formula="of:=-100*([.A10]-[.$F$4])/([.$F$5]-[.$F$4])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0.0974*SIN([.A11]*2*PI()/4)" office:value-type="float" office:value="0.0962008443739664" calcext:value-type="float">
            <text:p>0.096200844373967</text:p>
          </table:table-cell>
          <table:table-cell table:formula="of:=-100*([.A11]-[.$F$4])/([.$F$5]-[.$F$4])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974*SIN([.A12]*2*PI()/4)" office:value-type="float" office:value="0.0974" calcext:value-type="float">
            <text:p>0.0974</text:p>
          </table:table-cell>
          <table:table-cell table:formula="of:=-100*([.A12]-[.$F$4])/([.$F$5]-[.$F$4])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0.0974*SIN([.A13]*2*PI()/4)" office:value-type="float" office:value="0.0962008443739664" calcext:value-type="float">
            <text:p>0.096200844373966</text:p>
          </table:table-cell>
          <table:table-cell table:formula="of:=-100*([.A13]-[.$F$4])/([.$F$5]-[.$F$4])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0.0974*SIN([.A14]*2*PI()/4)" office:value-type="float" office:value="0.0926329046871479" calcext:value-type="float">
            <text:p>0.092632904687148</text:p>
          </table:table-cell>
          <table:table-cell table:formula="of:=-100*([.A14]-[.$F$4])/([.$F$5]-[.$F$4])"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0.0974*SIN([.A15]*2*PI()/4)" office:value-type="float" office:value="0.086784035455947" calcext:value-type="float">
            <text:p>0.086784035455947</text:p>
          </table:table-cell>
          <table:table-cell table:formula="of:=-100*([.A15]-[.$F$4])/([.$F$5]-[.$F$4])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0.0974*SIN([.A16]*2*PI()/4)" office:value-type="float" office:value="0.0787982552521199" calcext:value-type="float">
            <text:p>0.07879825525212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0.0974*SIN([.A17]*2*PI()/4)" office:value-type="float" office:value="0.0688722004875697" calcext:value-type="float">
            <text:p>0.06887220048757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0.0974*SIN([.A18]*2*PI()/4)" office:value-type="float" office:value="0.0572502835732869" calcext:value-type="float">
            <text:p>0.057250283573287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0.0974*SIN([.A19]*2*PI()/4)" office:value-type="float" office:value="0.0442186746746318" calcext:value-type="float">
            <text:p>0.044218674674632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0.0974*SIN([.A20]*2*PI()/4)" office:value-type="float" office:value="0.0300982552521199" calcext:value-type="float">
            <text:p>0.03009825525212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974*SIN([.A21]*2*PI()/4)" office:value-type="float" office:value="0.0152367168949185" calcext:value-type="float">
            <text:p>0.0152367168949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974*SIN([.A22]*2*PI()/4)" office:value-type="float" office:value="1.19280598236952E-017" calcext:value-type="float">
            <text:p>1.19280598236952E-17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0.0974*SIN([.A23]*2*PI()/4)" office:value-type="float" office:value="-0.0152367168949185" calcext:value-type="float">
            <text:p>-0.0152367168949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0.0974*SIN([.A24]*2*PI()/4)" office:value-type="float" office:value="-0.0300982552521199" calcext:value-type="float">
            <text:p>-0.03009825525212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4/6" office:value-type="float" office:value="0.666666666666667" calcext:value-type="float">
            <text:p>0.666666666666667</text:p>
          </table:table-cell>
          <table:table-cell table:formula="of:=3-[.E24]/2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0.0974*SIN([.A25]*2*PI()/4)" office:value-type="float" office:value="-0.0442186746746319" calcext:value-type="float">
            <text:p>-0.044218674674632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table:formula="of:=3+[.E24]/2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0.0974*SIN([.A26]*2*PI()/4)" office:value-type="float" office:value="-0.0572502835732869" calcext:value-type="float">
            <text:p>-0.057250283573287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0.0974*SIN([.A27]*2*PI()/4)" office:value-type="float" office:value="-0.0688722004875697" calcext:value-type="float">
            <text:p>-0.06887220048757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0.0974*SIN([.A28]*2*PI()/4)" office:value-type="float" office:value="-0.0787982552521199" calcext:value-type="float">
            <text:p>-0.07879825525212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0.0974*SIN([.A29]*2*PI()/4)" office:value-type="float" office:value="-0.086784035455947" calcext:value-type="float">
            <text:p>-0.086784035455947</text:p>
          </table:table-cell>
          <table:table-cell table:formula="of:=-100+100*([.A29]-[.$F$24])/([.$F$25]-[.$F$24])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0.0974*SIN([.A30]*2*PI()/4)" office:value-type="float" office:value="-0.0926329046871479" calcext:value-type="float">
            <text:p>-0.092632904687148</text:p>
          </table:table-cell>
          <table:table-cell table:formula="of:=-100+100*([.A30]-[.$F$24])/([.$F$25]-[.$F$24])"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0.0974*SIN([.A31]*2*PI()/4)" office:value-type="float" office:value="-0.0962008443739664" calcext:value-type="float">
            <text:p>-0.096200844373967</text:p>
          </table:table-cell>
          <table:table-cell table:formula="of:=-100+100*([.A31]-[.$F$24])/([.$F$25]-[.$F$24])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974*SIN([.A32]*2*PI()/4)" office:value-type="float" office:value="-0.0974" calcext:value-type="float">
            <text:p>-0.0974</text:p>
          </table:table-cell>
          <table:table-cell table:formula="of:=-100+100*([.A32]-[.$F$24])/([.$F$25]-[.$F$24])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0.0974*SIN([.A33]*2*PI()/4)" office:value-type="float" office:value="-0.0962008443739664" calcext:value-type="float">
            <text:p>-0.096200844373967</text:p>
          </table:table-cell>
          <table:table-cell table:formula="of:=-100+100*([.A33]-[.$F$24])/([.$F$25]-[.$F$24])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0.0974*SIN([.A34]*2*PI()/4)" office:value-type="float" office:value="-0.092632904687148" calcext:value-type="float">
            <text:p>-0.092632904687148</text:p>
          </table:table-cell>
          <table:table-cell table:formula="of:=-100+100*([.A34]-[.$F$24])/([.$F$25]-[.$F$24])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0.0974*SIN([.A35]*2*PI()/4)" office:value-type="float" office:value="-0.086784035455947" calcext:value-type="float">
            <text:p>-0.086784035455947</text:p>
          </table:table-cell>
          <table:table-cell table:formula="of:=-100+100*([.A35]-[.$F$24])/([.$F$25]-[.$F$24])" office:value-type="float" office:value="-4.99999999999999" calcext:value-type="float">
            <text:p>-4.9999999999999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0.0974*SIN([.A36]*2*PI()/4)" office:value-type="float" office:value="-0.0787982552521198" calcext:value-type="float">
            <text:p>-0.07879825525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0.0974*SIN([.A37]*2*PI()/4)" office:value-type="float" office:value="-0.0688722004875697" calcext:value-type="float">
            <text:p>-0.068872200487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0.0974*SIN([.A38]*2*PI()/4)" office:value-type="float" office:value="-0.0572502835732869" calcext:value-type="float">
            <text:p>-0.057250283573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0.0974*SIN([.A39]*2*PI()/4)" office:value-type="float" office:value="-0.0442186746746319" calcext:value-type="float">
            <text:p>-0.0442186746746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0.0974*SIN([.A40]*2*PI()/4)" office:value-type="float" office:value="-0.0300982552521199" calcext:value-type="float">
            <text:p>-0.03009825525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0.0974*SIN([.A41]*2*PI()/4)" office:value-type="float" office:value="-0.0152367168949184" calcext:value-type="float">
            <text:p>-0.0152367168949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974*SIN([.A42]*2*PI()/4)" office:value-type="float" office:value="-2.38561196473904E-017" calcext:value-type="float">
            <text:p>-2.38561196473904E-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2:12:31.323662077</meta:creation-date>
    <dc:date>2019-10-27T19:10:19.619799224</dc:date>
    <meta:editing-duration>PT5H45M26S</meta:editing-duration>
    <meta:editing-cycles>3</meta:editing-cycles>
    <meta:generator>LibreOffice/6.1.5.2$Linux_X86_64 LibreOffice_project/10$Build-2</meta:generator>
    <meta:document-statistic meta:table-count="1" meta:cell-count="132" meta:object-count="0"/>
  </office:meta>
</office:document-meta>
</file>